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2A20000023AD0AA6319.png"/>
  <manifest:file-entry manifest:media-type="image/png" manifest:full-path="Pictures/10000000000004270000013C071A2B08.png"/>
  <manifest:file-entry manifest:media-type="image/png" manifest:full-path="Pictures/100000000000027B00000165480B6FDC.png"/>
  <manifest:file-entry manifest:media-type="image/png" manifest:full-path="Pictures/10000000000002BE000000B5351746FC.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7cm" style:rel-column-width="13476*"/>
    </style:style>
    <style:style style:name="Table1.B" style:family="table-column">
      <style:table-column-properties style:column-width="4.263cm" style:rel-column-width="18915*"/>
    </style:style>
    <style:style style:name="Table1.C" style:family="table-column">
      <style:table-column-properties style:column-width="7.47cm" style:rel-column-width="33144*"/>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fo:break-before="page"/>
    </style:style>
    <style:style style:name="P5" style:family="paragraph" style:parent-style-name="Heading_20_3">
      <style:paragraph-properties fo:margin-left="0cm" fo:margin-right="0cm" fo:text-indent="0cm" style:auto-text-indent="false"/>
    </style:style>
    <style:style style:name="P6" style:family="paragraph" style:parent-style-name="Standard">
      <style:text-properties style:font-name="Tahoma2" fo:font-size="11pt" style:font-size-asian="11pt" style:font-size-complex="11pt"/>
    </style:style>
    <style:style style:name="P7" style:family="paragraph" style:parent-style-name="Standard">
      <style:text-properties style:use-window-font-color="true" style:font-name="Optima1" fo:font-size="10pt" style:font-name-asian="LucidaGrande" style:font-size-asian="10pt" style:font-name-complex="LucidaGrande" style:font-size-complex="10pt"/>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035cm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12"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3"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4"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5" style:family="paragraph" style:parent-style-name="List">
      <style:text-properties fo:color="#000000" style:font-name="Optima1" fo:font-size="10pt" style:font-name-asian="Tahoma4" style:font-size-asian="10pt" style:font-name-complex="Tahoma4" style:font-size-complex="10pt"/>
    </style:style>
    <style:style style:name="P16" style:family="paragraph" style:parent-style-name="Table_20_Contents">
      <style:text-properties style:font-name="Optima1" fo:font-size="10pt" fo:font-weight="bold" style:font-size-asian="10pt" style:font-weight-asian="bold" style:font-size-complex="10pt" style:font-weight-complex="bold"/>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text-properties fo:font-weight="bold" fo:background-color="transparent" style:font-weight-asian="bold" style:font-weight-complex="bold"/>
    </style:style>
    <style:style style:name="P19" style:family="paragraph" style:parent-style-name="Table_20_Contents">
      <style:text-properties fo:font-weight="bold" fo:background-color="#ffff00" style:font-weight-asian="bold" style:font-weight-complex="bold"/>
    </style:style>
    <style:style style:name="P20" style:family="paragraph" style:parent-style-name="Table_20_Contents">
      <style:text-properties fo:background-color="transparent"/>
    </style:style>
    <style:style style:name="P21" style:family="paragraph" style:parent-style-name="Text_20_body">
      <style:text-properties style:font-name="Optima1" fo:font-size="10pt" style:font-size-asian="10pt" style:font-size-complex="10pt"/>
    </style:style>
    <style:style style:name="P22" style:family="paragraph" style:parent-style-name="Text_20_body">
      <style:text-properties style:use-window-font-color="true" style:font-name-asian="Helvetica" style:font-name-complex="Helvetica"/>
    </style:style>
    <style:style style:name="P23" style:family="paragraph" style:parent-style-name="Text_20_body">
      <style:paragraph-properties fo:text-align="start" style:justify-single-word="false"/>
    </style:style>
    <style:style style:name="P24" style:family="paragraph" style:parent-style-name="Text_20_body">
      <style:paragraph-properties fo:margin-left="3cm" fo:margin-right="0cm" fo:text-indent="0cm" style:auto-text-indent="false"/>
    </style:style>
    <style:style style:name="P25"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26" style:family="paragraph" style:parent-style-name="Code">
      <style:text-properties style:font-name="Monaco1" fo:font-size="9pt" style:font-size-asian="9pt" style:font-size-complex="9pt"/>
    </style:style>
    <style:style style:name="P27" style:family="paragraph" style:parent-style-name="Code">
      <style:text-properties fo:background-color="transparent"/>
    </style:style>
    <style:style style:name="P28" style:family="paragraph" style:parent-style-name="Code">
      <style:text-properties style:use-window-font-color="true" style:font-name="Monaco1" fo:font-size="9pt" style:font-name-asian="Courier" style:font-size-asian="9pt" style:font-name-complex="Courier" style:font-size-complex="9pt"/>
    </style:style>
    <style:style style:name="P29" style:family="paragraph" style:parent-style-name="Code">
      <style:text-properties fo:font-size="8pt" style:font-size-asian="8pt" style:font-size-complex="8pt"/>
    </style:style>
    <style:style style:name="P30" style:family="paragraph" style:parent-style-name="List">
      <style:paragraph-properties fo:margin-left="2.341cm" fo:margin-right="0cm" fo:text-indent="0cm" style:auto-text-indent="false"/>
    </style:style>
    <style:style style:name="P31" style:family="paragraph" style:parent-style-name="Text_20_body">
      <style:paragraph-properties fo:break-before="page"/>
    </style:style>
    <style:style style:name="P32" style:family="paragraph" style:parent-style-name="Text_20_body">
      <style:paragraph-properties fo:break-before="page"/>
      <style:text-properties style:use-window-font-color="true" style:font-name-asian="Helvetica" style:font-name-complex="Helvetica"/>
    </style:style>
    <style:style style:name="P33" style:family="paragraph" style:parent-style-name="List">
      <style:paragraph-properties fo:break-before="page"/>
    </style:style>
    <style:style style:name="P34" style:family="paragraph" style:parent-style-name="Heading_20_3">
      <style:paragraph-properties fo:break-before="page"/>
    </style:style>
    <style:style style:name="P35" style:family="paragraph" style:parent-style-name="Standard">
      <style:paragraph-properties fo:break-before="page"/>
    </style:style>
    <style:style style:name="P36" style:family="paragraph" style:parent-style-name="Code">
      <style:paragraph-properties fo:break-before="page"/>
      <style:text-properties fo:font-size="8pt" style:font-size-asian="8pt" style:font-size-complex="8pt"/>
    </style:style>
    <style:style style:name="P37" style:family="paragraph" style:parent-style-name="Contents_20_2">
      <style:paragraph-properties>
        <style:tab-stops>
          <style:tab-stop style:position="14.589cm" style:type="right" style:leader-style="dotted" style:leader-text="."/>
        </style:tab-stops>
      </style:paragraph-properties>
    </style:style>
    <style:style style:name="P38"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39" style:family="paragraph" style:parent-style-name="Heading_20_TOC" style:master-page-name="Index">
      <style:paragraph-properties style:page-number="1"/>
    </style:style>
    <style:style style:name="P40" style:family="paragraph" style:parent-style-name="Heading_20_4">
      <style:paragraph-properties fo:break-before="page"/>
    </style:style>
    <style:style style:name="P41" style:family="paragraph" style:parent-style-name="List" style:list-style-name="L4"/>
    <style:style style:name="P42" style:family="paragraph" style:parent-style-name="List" style:list-style-name="L1">
      <style:paragraph-properties fo:margin-left="3.752cm" fo:margin-right="0cm" fo:text-indent="-0.635cm" style:auto-text-indent="false"/>
      <style:text-properties style:use-window-font-color="true" style:font-name="Optima1" fo:font-size="10pt" style:font-name-asian="LucidaGrande" style:font-size-asian="10pt" style:font-name-complex="LucidaGrande" style:font-size-complex="10pt"/>
    </style:style>
    <style:style style:name="P43" style:family="paragraph" style:parent-style-name="List" style:list-style-name="L1">
      <style:paragraph-properties fo:margin-left="3.752cm" fo:margin-right="0cm" fo:text-align="start" style:justify-single-word="false" fo:text-indent="-0.635cm" style:auto-text-indent="false"/>
      <style:text-properties style:use-window-font-color="true" style:font-name="Optima1" fo:font-size="10pt" style:font-name-asian="LucidaGrande" style:font-size-asian="10pt" style:font-name-complex="LucidaGrande" style:font-size-complex="10pt"/>
    </style:style>
    <style:style style:name="P44" style:family="paragraph" style:parent-style-name="List" style:list-style-name="L2">
      <style:paragraph-properties fo:margin-left="2.341cm" fo:margin-right="0cm" fo:text-indent="0cm" style:auto-text-indent="false"/>
    </style:style>
    <style:style style:name="P45" style:family="paragraph" style:parent-style-name="List" style:list-style-name="L3">
      <style:paragraph-properties fo:margin-left="2.341cm" fo:margin-right="0cm" fo:text-indent="0cm" style:auto-text-indent="false"/>
    </style:style>
    <style:style style:name="P46" style:family="paragraph" style:parent-style-name="List" style:list-style-name="L6">
      <style:paragraph-properties fo:margin-left="2.341cm" fo:margin-right="0cm" fo:text-indent="0cm" style:auto-text-indent="false"/>
    </style:style>
    <style:style style:name="P47" style:family="paragraph" style:parent-style-name="List" style:list-style-name="L7">
      <style:paragraph-properties fo:margin-left="2.341cm" fo:margin-right="0cm" fo:text-indent="0cm" style:auto-text-indent="false"/>
    </style:style>
    <style:style style:name="P48" style:family="paragraph" style:parent-style-name="List" style:list-style-name="L2">
      <style:paragraph-properties fo:margin-left="2.341cm" fo:margin-right="0cm" fo:margin-top="0cm" fo:margin-bottom="0.212cm" fo:text-align="justify" style:justify-single-word="false" fo:text-indent="0cm" style:auto-text-indent="false" fo:background-color="transparent">
        <style:background-image/>
      </style:paragraph-properties>
    </style:style>
    <style:style style:name="P49" style:family="paragraph" style:parent-style-name="List" style:list-style-name="L7">
      <style:paragraph-properties fo:margin-left="2.341cm" fo:margin-right="0cm" fo:text-indent="0cm" style:auto-text-indent="false" fo:break-before="page"/>
    </style:style>
    <style:style style:name="P50" style:family="paragraph" style:parent-style-name="Text_20_body" style:list-style-name="L7"/>
    <style:style style:name="P51" style:family="paragraph" style:parent-style-name="Text_20_body" style:list-style-name="L5">
      <style:paragraph-properties fo:margin-left="3.752cm" fo:margin-right="0cm" fo:text-indent="-0.635cm" style:auto-text-indent="false"/>
    </style:style>
    <style:style style:name="P52" style:family="paragraph" style:parent-style-name="Text_20_body" style:list-style-name="L7">
      <style:paragraph-properties fo:margin-left="3.752cm" fo:margin-right="0cm" fo:text-indent="-0.635cm" style:auto-text-indent="false"/>
    </style:style>
    <style:style style:name="P53" style:family="paragraph" style:parent-style-name="Text_20_body" style:list-style-name="L5">
      <style:paragraph-properties fo:margin-left="5.002cm" fo:margin-right="0cm" fo:text-indent="-0.635cm" style:auto-text-indent="false"/>
    </style:style>
    <style:style style:name="P54" style:family="paragraph" style:parent-style-name="Standard" style:master-page-name="Index">
      <style:paragraph-properties style:page-number="auto"/>
    </style:style>
    <style:style style:name="P55" style:family="paragraph" style:parent-style-name="Standard" style:list-style-name="L4">
      <style:paragraph-properties fo:margin-left="3.752cm" fo:margin-right="0cm" fo:text-indent="-0.635cm" style:auto-text-indent="false"/>
    </style:style>
    <style:style style:name="P56" style:family="paragraph" style:parent-style-name="Standard" style:list-style-name="L4">
      <style:paragraph-properties fo:margin-left="3.752cm" fo:margin-right="0cm" fo:text-align="start" style:justify-single-word="false" fo:text-indent="-0.635cm" style:auto-text-indent="false"/>
    </style:style>
    <style:style style:name="P57" style:family="paragraph" style:parent-style-name="Heading_20_1" style:master-page-name="Standard">
      <style:paragraph-properties style:page-number="auto"/>
    </style:style>
    <style:style style:name="P58" style:family="paragraph" style:parent-style-name="Heading_20_2">
      <style:paragraph-properties fo:break-before="page"/>
    </style:style>
    <style:style style:name="P5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use-window-font-color="true" style:font-name-asian="Helvetica" style:font-name-complex="Helvetica"/>
    </style:style>
    <style:style style:name="T6" style:family="text">
      <style:text-properties style:font-name="Optima1" fo:font-size="10pt" style:font-size-asian="10pt" style:font-size-complex="10pt"/>
    </style:style>
    <style:style style:name="T7" style:family="text">
      <style:text-properties fo:color="#000000" style:font-name="Optima1" fo:font-size="10pt" style:font-name-asian="Tahoma4" style:font-size-asian="10pt" style:font-name-complex="Tahoma4" style:font-size-complex="10pt"/>
    </style:style>
    <style:style style:name="T8"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fo:background-color="transparent"/>
    </style:style>
    <style:style style:name="T12" style:family="text">
      <style:text-properties style:text-underline-style="none"/>
    </style:style>
    <style:style style:name="T13" style:family="text">
      <style:text-properties fo:font-weight="bold" style:font-weight-asian="bold" style:font-weight-complex="bold"/>
    </style:style>
    <style:style style:name="T14" style:family="text">
      <style:text-properties fo:font-size="8pt" style:font-size-asian="8pt" style:font-size-complex="8pt"/>
    </style:style>
    <style:style style:name="T15"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6"/>
      <text:p text:style-name="P6"/>
      <text:p text:style-name="P6"/>
      <text:p text:style-name="P6"/>
      <text:p text:style-name="P8"/>
      <text:p text:style-name="P10">PacketFence<text:line-break/> – version 1.8.7</text:p>
      <text:p text:style-name="P9">Administration Guide</text:p>
      <text:p text:style-name="P6"/>
      <text:p text:style-name="P54">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7 – January 2010</text:p>
      <text:p text:style-name="P39">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8"><text:a xlink:type="simple" xlink:href="#1.About this Guide|outline" text:style-name="Index_20_Link" text:visited-style-name="Index_20_Link">Chapter 1<text:tab/>About this Guide <text:s text:c="2"/><text:tab/>3</text:a></text:p>
          <text:p text:style-name="P37"><text:a xlink:type="simple" xlink:href="#1.1.Other sources of information|outline" text:style-name="Index_20_Link" text:visited-style-name="Index_20_Link">Other sources of information <text:s text:c="2"/><text:tab/>3</text:a></text:p>
          <text:p text:style-name="P38"><text:a xlink:type="simple" xlink:href="#2.Introduction|outline" text:style-name="Index_20_Link" text:visited-style-name="Index_20_Link">Chapter 2<text:tab/>Introduction <text:s text:c="2"/><text:tab/>4</text:a></text:p>
          <text:p text:style-name="P38"><text:a xlink:type="simple" xlink:href="#3.Administration Tools|outline" text:style-name="Index_20_Link" text:visited-style-name="Index_20_Link">Chapter 3<text:tab/>Administration Tools <text:s text:c="2"/><text:tab/>6</text:a></text:p>
          <text:p text:style-name="P37"><text:a xlink:type="simple" xlink:href="#3.1.pfcmd|outline" text:style-name="Index_20_Link" text:visited-style-name="Index_20_Link">pfcmd <text:s text:c="2"/><text:tab/>6</text:a></text:p>
          <text:p text:style-name="P37"><text:a xlink:type="simple" xlink:href="#3.2.pfcmd_vlan|outline" text:style-name="Index_20_Link" text:visited-style-name="Index_20_Link">pfcmd_vlan <text:s text:c="2"/><text:tab/>8</text:a></text:p>
          <text:p text:style-name="P37"><text:a xlink:type="simple" xlink:href="#3.3.Web Admin GUI|outline" text:style-name="Index_20_Link" text:visited-style-name="Index_20_Link">Web Admin GUI <text:s text:c="2"/><text:tab/>10</text:a></text:p>
          <text:p text:style-name="P38"><text:a xlink:type="simple" xlink:href="#4.VLAN isolation |outline" text:style-name="Index_20_Link" text:visited-style-name="Index_20_Link">Chapter 4<text:tab/>VLAN isolation <text:s text:c="3"/><text:tab/>11</text:a></text:p>
          <text:p text:style-name="P37"><text:a xlink:type="simple" xlink:href="#4.1.Introduction|outline" text:style-name="Index_20_Link" text:visited-style-name="Index_20_Link">Introduction <text:s text:c="2"/><text:tab/>11</text:a></text:p>
          <text:p text:style-name="P37"><text:a xlink:type="simple" xlink:href="#4.2.Supported Switches, Access points and Controllers|outline" text:style-name="Index_20_Link" text:visited-style-name="Index_20_Link">Supported Switches, Access points and Controllers <text:s text:c="2"/><text:tab/>13</text:a></text:p>
          <text:p text:style-name="P37"><text:a xlink:type="simple" xlink:href="#4.3.Command-Line Interface: Telnet and SSH|outline" text:style-name="Index_20_Link" text:visited-style-name="Index_20_Link">Command-Line Interface: Telnet and SSH <text:s text:c="2"/><text:tab/>14</text:a></text:p>
          <text:p text:style-name="P37"><text:a xlink:type="simple" xlink:href="#4.5.SNMP v1, v2c and v3|outline" text:style-name="Index_20_Link" text:visited-style-name="Index_20_Link">SNMP v1, v2c and v3 <text:s text:c="2"/><text:tab/>15</text:a></text:p>
          <text:p text:style-name="P37"><text:a xlink:type="simple" xlink:href="#4.6.Switch Configuration|outline" text:style-name="Index_20_Link" text:visited-style-name="Index_20_Link">Switch Configuration <text:s text:c="2"/><text:tab/>17</text:a></text:p>
          <text:p text:style-name="P37"><text:a xlink:type="simple" xlink:href="#4.7.Routing, DHCPd and BIND|outline" text:style-name="Index_20_Link" text:visited-style-name="Index_20_Link">Routing, DHCPd and BIND <text:s text:c="2"/><text:tab/>33</text:a></text:p>
          <text:p text:style-name="P38"><text:a xlink:type="simple" xlink:href="#5.Integration with wireless networks|outline" text:style-name="Index_20_Link" text:visited-style-name="Index_20_Link">Chapter 5<text:tab/>Integration with wireless networks <text:s text:c="2"/><text:tab/>35</text:a></text:p>
          <text:p text:style-name="P37"><text:a xlink:type="simple" xlink:href="#5.1.MAC Authentication|outline" text:style-name="Index_20_Link" text:visited-style-name="Index_20_Link">MAC Authentication <text:s text:c="2"/><text:tab/>35</text:a></text:p>
          <text:p text:style-name="P37"><text:a xlink:type="simple" xlink:href="#5.2.802.1x|outline" text:style-name="Index_20_Link" text:visited-style-name="Index_20_Link">802.1x <text:s text:c="2"/><text:tab/>38</text:a></text:p>
          <text:p text:style-name="P38"><text:a xlink:type="simple" xlink:href="#6.Blocking malicious activities with violations|outline" text:style-name="Index_20_Link" text:visited-style-name="Index_20_Link">Chapter 6<text:tab/>Blocking malicious activities with violations <text:s text:c="2"/><text:tab/>42</text:a></text:p>
          <text:p text:style-name="P38"><text:a xlink:type="simple" xlink:href="#7.Performance optimization|outline" text:style-name="Index_20_Link" text:visited-style-name="Index_20_Link">Chapter 7<text:tab/>Performance optimization <text:s text:c="2"/><text:tab/>45</text:a></text:p>
          <text:p text:style-name="P37"><text:a xlink:type="simple" xlink:href="#7.1.Snort signatures|outline" text:style-name="Index_20_Link" text:visited-style-name="Index_20_Link">Snort signatures <text:s text:c="2"/><text:tab/>45</text:a></text:p>
          <text:p text:style-name="P37"><text:a xlink:type="simple" xlink:href="#7.2.MySQL optimizations|outline" text:style-name="Index_20_Link" text:visited-style-name="Index_20_Link">MySQL optimizations <text:s text:c="2"/><text:tab/>45</text:a></text:p>
          <text:p text:style-name="P38"><text:a xlink:type="simple" xlink:href="#8.High availability|outline" text:style-name="Index_20_Link" text:visited-style-name="Index_20_Link">Chapter 8<text:tab/>High availability <text:s text:c="2"/><text:tab/>49</text:a></text:p>
          <text:p text:style-name="P37"><text:a xlink:type="simple" xlink:href="#8.1.Database|outline" text:style-name="Index_20_Link" text:visited-style-name="Index_20_Link">Database <text:s text:c="2"/><text:tab/>49</text:a></text:p>
          <text:p text:style-name="P37"><text:a xlink:type="simple" xlink:href="#8.2.Service startup using Heartbeat|outline" text:style-name="Index_20_Link" text:visited-style-name="Index_20_Link">Service startup using Heartbeat <text:s text:c="2"/><text:tab/>49</text:a></text:p>
          <text:p text:style-name="P38"><text:a xlink:type="simple" xlink:href="#9.Frequently Asked Questions|outline" text:style-name="Index_20_Link" text:visited-style-name="Index_20_Link">Chapter 9<text:tab/>Frequently Asked Questions <text:s text:c="2"/><text:tab/>50</text:a></text:p>
          <text:p text:style-name="P37"><text:soft-page-break/><text:a xlink:type="simple" xlink:href="#9.1.Services|outline" text:style-name="Index_20_Link" text:visited-style-name="Index_20_Link">Services <text:s text:c="2"/><text:tab/>50</text:a></text:p>
          <text:p text:style-name="P37"><text:a xlink:type="simple" xlink:href="#9.2.Web interface|outline" text:style-name="Index_20_Link" text:visited-style-name="Index_20_Link">Web interface <text:s text:c="2"/><text:tab/>50</text:a></text:p>
          <text:p text:style-name="P37"><text:a xlink:type="simple" xlink:href="#9.3.Switches|outline" text:style-name="Index_20_Link" text:visited-style-name="Index_20_Link">Switches <text:s text:c="2"/><text:tab/>51</text:a></text:p>
          <text:p text:style-name="P38"><text:a xlink:type="simple" xlink:href="#10.Additional Software|outline" text:style-name="Index_20_Link" text:visited-style-name="Index_20_Link">Chapter 10<text:tab/>Additional Software <text:s text:c="2"/><text:tab/>53</text:a></text:p>
          <text:p text:style-name="P37"><text:a xlink:type="simple" xlink:href="#10.1.Nessus|outline" text:style-name="Index_20_Link" text:visited-style-name="Index_20_Link">Nessus <text:s text:c="2"/><text:tab/>53</text:a></text:p>
          <text:p text:style-name="P37"><text:a xlink:type="simple" xlink:href="#10.2.Snort|outline" text:style-name="Index_20_Link" text:visited-style-name="Index_20_Link">Snort <text:s text:c="2"/><text:tab/>54</text:a></text:p>
          <text:p text:style-name="P37"><text:a xlink:type="simple" xlink:href="#10.3.Oinkmaster|outline" text:style-name="Index_20_Link" text:visited-style-name="Index_20_Link">Oinkmaster <text:s text:c="2"/><text:tab/>54</text:a></text:p>
          <text:p text:style-name="P38"><text:a xlink:type="simple" xlink:href="#11.Appendix A: Database Schema|outline" text:style-name="Index_20_Link" text:visited-style-name="Index_20_Link">Chapter 11<text:tab/>Appendix A: Database Schema <text:s text:c="2"/><text:tab/>55</text:a></text:p>
          <text:p text:style-name="P38"><text:a xlink:type="simple" xlink:href="#12.Appendix B: Configuration parameter reference|outline" text:style-name="Index_20_Link" text:visited-style-name="Index_20_Link">Chapter 12<text:tab/>Appendix B: Configuration parameter reference <text:s text:c="2"/><text:tab/>56</text:a></text:p>
          <text:p text:style-name="P38"><text:a xlink:type="simple" xlink:href="#13.Additional Information|outline" text:style-name="Index_20_Link" text:visited-style-name="Index_20_Link">Chapter 13<text:tab/>Additional Information <text:s text:c="2"/><text:tab/>77</text:a></text:p>
          <text:p text:style-name="P38"><text:a xlink:type="simple" xlink:href="#14.Commercial Support and Contact Information|outline" text:style-name="Index_20_Link" text:visited-style-name="Index_20_Link">Chapter 14<text:tab/>Commercial Support and Contact Information <text:s text:c="2"/><text:tab/>78</text:a></text:p>
          <text:p text:style-name="P38"><text:a xlink:type="simple" xlink:href="#15.GNU Free Documentation License|outline" text:style-name="Index_20_Link" text:visited-style-name="Index_20_Link">Chapter 15<text:tab/>GNU Free Documentation License <text:s text:c="2"/><text:tab/>79</text:a></text:p>
        </text:index-body>
      </text:table-of-content>
      <text:p text:style-name="Standard"/>
      <text:list xml:id="list261722999" text:style-name="Outline">
        <text:list-item>
          <text:h text:style-name="P57"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7 of PacketFence.</text:p>
      <text:p text:style-name="Standard">The latest version of this guide is available at <text:a xlink:type="simple" xlink:href="http://www.packetfence.org/download/documentation.html">http://www.packetfence.org/download/documentation.html</text:a></text:p>
      <text:list xml:id="list1120896997" text:continue-numbering="true" text:style-name="Outline">
        <text:list-item>
          <text:list>
            <text:list-item>
              <text:h text:style-name="Heading_20_2" text:outline-level="2">Other sources of information</text:h>
            </text:list-item>
          </text:list>
        </text:list-item>
      </text:list>
      <text:p text:style-name="Standard">For the list of noteworthy changes since the last release see the <text:span text:style-name="T9">NEWS</text:span> file.</text:p>
      <text:p text:style-name="Standard">For a list of compatibility related changes and notes about upgrading see the <text:span text:style-name="T9">UPGRADE</text:span> file.</text:p>
      <text:p text:style-name="Standard">For more details and developer visible changes see the <text:span text:style-name="T9">ChangeLog</text:span> file.</text:p>
      <text:p text:style-name="Standard">These files are included in the package and tarball.</text:p>
      <text:list xml:id="list718724176" text:continue-numbering="true" text:style-name="Outline">
        <text:list-item>
          <text:h text:style-name="Heading_20_1" text:outline-level="1">Introduction</text:h>
        </text:list-item>
      </text:list>
      <text:p text:style-name="P7">PacketFence is an open-source network access control (NAC).</text:p>
      <text:p text:style-name="P7">PacketFence features:</text:p>
      <text:p text:style-name="List"><text:span text:style-name="T7">❏<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7">❏<text:tab/></text:span><text:span text:style-name="T3">D</text:span><text:span text:style-name="T7">etection of abnormal network activities (computer virus, worms, spyware, etc.) including from remote </text:span><text:a xlink:type="simple" xlink:href="http://www.snort.org/"><text:span text:style-name="T8">Snort</text:span></text:a><text:span text:style-name="T7">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7">❏<text:tab/></text:span><text:span text:style-name="T3">Proactive vulnerability scans: Nessus vulnerability scans can be perform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7">❏<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3">❏<text:tab/>Web-based and command-line interfaces for management tasks</text:p>
      <text:p text:style-name="List"><text:span text:style-name="T7">❏<text:tab/></text:span><text:span text:style-name="T7"><office:annotation><dc:creator>Olivier Bilodeau</dc:creator><dc:date>2009-10-02T14:05:18</dc:date><text:p text:style-name="P59"><text:span text:style-name="T15">Faut rewordé cette section là, mettre de l'emphase sur VLAN et en enlever sur les autres modes (et p-e plus expliquer ARP)</text:span></text:p></office:annotation></text:span><text:span text:style-name="T3">Three different trapping mechanisms: ARP, DHCP and VLAN.</text:span></text:p>
      <text:list xml:id="list1187456097" text:style-name="L1">
        <text:list-item>
          <text:p text:style-name="P42"><text:s/>ARP allows to much more control over policy violations, but requires that PacketFence has a local interface to all networks (must sit in front of the router).</text:p>
        </text:list-item>
        <text:list-item>
          <text:p text:style-name="P43"><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42"><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12"><text:soft-page-break/>❏<text:tab/>DHCP fingerprinting which can be used to automatically register VoIP phones, game consoles and more</text:p>
      <text:p text:style-name="P12">❏<text:tab/>VoIP support (even in heterogeneous environments) for multiple switch vendors (Cisco, Edge-Core, HP, LinkSys, Nortel Networks and many more)</text:p>
      <text:p text:style-name="P11"><text:span text:style-name="T7">❏<text:tab/>802.1X support through a </text:span><text:a xlink:type="simple" xlink:href="http://www.freeradius.org/"><text:span text:style-name="T8">FreeRADIUS</text:span></text:a><text:span text:style-name="T7"> module</text:span></text:p>
      <text:p text:style-name="P11"><text:span text:style-name="T7">❏<text:tab/>Wireless integration with </text:span><text:a xlink:type="simple" xlink:href="http://www.freeradius.org/"><text:span text:style-name="T8">FreeRADIUS</text:span></text:a><text:span text:style-name="T7">  which allows you to secure your wired and wireless networks (different APs and Cisco WLC) the same way</text:span></text:p>
      <text:p text:style-name="P14"><text:span text:style-name="T2">PacketFence is developed by a community of developers located mainly in North America. More information can be found on </text:span><text:a xlink:type="simple" xlink:href="http://www.packetfence.org/">http://www.packetfence.org</text:a></text:p>
      <text:list xml:id="list1678642385" text:continue-list="list718724176"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24">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text:soft-page-break/>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text:soft-page-break/>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979341137" text:continue-numbering="true" text:style-name="Outline">
        <text:list-item>
          <text:list>
            <text:list-item>
              <text:h text:style-name="Heading_20_2" text:outline-level="2">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oft-page-break/><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oft-page-break/><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001266032" text:continue-numbering="true" text:style-name="Outline">
        <text:list-item>
          <text:list>
            <text:list-item>
              <text:h text:style-name="Heading_20_2" text:outline-level="2">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21"/>
      <text:list xml:id="list125789013"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office:annotation><dc:creator>Olivier Bilodeau</dc:creator><dc:date>2009-10-02T14:03:45</dc:date><text:p text:style-name="P59"><text:span text:style-name="T15">Need to add all the vendors here</text:span></text:p></office:annotation>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7">❏<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7">❏<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p text:style-name="List"><text:span text:style-name="T7">❏<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541479924" text:continue-numbering="true" text:style-name="Outline">
        <text:list-item>
          <text:list>
            <text:list-item>
              <text:h text:style-name="Heading_20_2" text:outline-level="2"><text:soft-page-break/>Supported Switches, Access points and Controllers</text:h>
            </text:list-item>
          </text:list>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6">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7">PacketFence Type (used in switches.conf)</text:p>
          </table:table-cell>
        </table:table-row>
        <table:table-row>
          <table:table-cell table:style-name="Table1.A2" office:value-type="string">
            <text:p text:style-name="P17">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7"/>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7"/>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7"/>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7">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7">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7">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7"/>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7"/>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7"/>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7"/>
          </table:table-cell>
          <table:table-cell table:style-name="Table1.A5" office:value-type="string">
            <text:p text:style-name="Table_20_Contents">4400 Wireless Controller</text:p>
          </table:table-cell>
          <table:table-cell table:style-name="Table1.A5" office:value-type="string">
            <text:p text:style-name="Table_20_Contents">Cisco::WLC_4400</text:p>
          </table:table-cell>
        </table:table-row>
        <table:table-row>
          <table:table-cell table:style-name="Table1.A5" office:value-type="string">
            <text:p text:style-name="P17"/>
          </table:table-cell>
          <table:table-cell table:style-name="Table1.A5" office:value-type="string">
            <text:p text:style-name="Table_20_Contents">Catalyst 2900XL</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6">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Table_20_Contents"/>
          </table:table-cell>
          <table:table-cell table:style-name="Table1.A5" office:value-type="string">
            <text:p text:style-name="Table_20_Contents">Wireless Services Module</text:p>
          </table:table-cell>
          <table:table-cell table:style-name="Table1.A5" office:value-type="string">
            <text:p text:style-name="Table_20_Contents">Cisco::WiSM</text:p>
          </table:table-cell>
        </table:table-row>
        <table:table-row>
          <table:table-cell table:style-name="Table1.A5" office:value-type="string">
            <text:p text:style-name="P17">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8"/>
          </table:table-cell>
          <table:table-cell table:style-name="Table1.A5" office:value-type="string">
            <text:p text:style-name="P20">DWS 3026</text:p>
          </table:table-cell>
          <table:table-cell table:style-name="Table1.A5" office:value-type="string">
            <text:p text:style-name="P20">Dlink::DWS_3026</text:p>
          </table:table-cell>
        </table:table-row>
        <table:table-row>
          <table:table-cell table:style-name="Table1.A5" office:value-type="string">
            <text:p text:style-name="P18">Dell</text:p>
          </table:table-cell>
          <table:table-cell table:style-name="Table1.A5" office:value-type="string">
            <text:p text:style-name="P20">PowerConnect 3424</text:p>
          </table:table-cell>
          <table:table-cell table:style-name="Table1.A5" office:value-type="string">
            <text:p text:style-name="P20">Dell::PowerConnect3424</text:p>
          </table:table-cell>
        </table:table-row>
        <table:table-row>
          <table:table-cell table:style-name="Table1.A5" office:value-type="string">
            <text:p text:style-name="P17">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P18">Enterasys</text:p>
          </table:table-cell>
          <table:table-cell table:style-name="Table1.A5" office:value-type="string">
            <text:p text:style-name="P20">Matrix N3</text:p>
          </table:table-cell>
          <table:table-cell table:style-name="Table1.A5" office:value-type="string">
            <text:p text:style-name="P20">Enterasys::Matrix_N3</text:p>
          </table:table-cell>
        </table:table-row>
        <table:table-row>
          <table:table-cell table:style-name="Table1.A5" office:value-type="string">
            <text:p text:style-name="P18"/>
          </table:table-cell>
          <table:table-cell table:style-name="Table1.A5" office:value-type="string">
            <text:p text:style-name="P20">SecureStack C2</text:p>
          </table:table-cell>
          <table:table-cell table:style-name="Table1.A5" office:value-type="string">
            <text:p text:style-name="P20">Enterasys::SecureStack_C2</text:p>
          </table:table-cell>
        </table:table-row>
        <table:table-row>
          <table:table-cell table:style-name="Table1.A5" office:value-type="string">
            <text:p text:style-name="P18"/>
          </table:table-cell>
          <table:table-cell table:style-name="Table1.A5" office:value-type="string">
            <text:p text:style-name="P20">SecureStack C3</text:p>
          </table:table-cell>
          <table:table-cell table:style-name="Table1.A5" office:value-type="string">
            <text:p text:style-name="P20">Enterasys::SecureStack_C3</text:p>
          </table:table-cell>
        </table:table-row>
        <table:table-row>
          <table:table-cell table:style-name="Table1.A5" office:value-type="string">
            <text:p text:style-name="P18"/>
          </table:table-cell>
          <table:table-cell table:style-name="Table1.A5" office:value-type="string">
            <text:p text:style-name="P20">Standalone D2</text:p>
          </table:table-cell>
          <table:table-cell table:style-name="Table1.A5" office:value-type="string">
            <text:p text:style-name="P20">Enterasys::D2</text:p>
          </table:table-cell>
        </table:table-row>
        <table:table-row>
          <table:table-cell table:style-name="Table1.A5" office:value-type="string">
            <text:p text:style-name="P17">Extreme Networks</text:p>
          </table:table-cell>
          <table:table-cell table:style-name="Table1.A5" office:value-type="string">
            <text:p text:style-name="Table_20_Contents">Summit X250e</text:p>
          </table:table-cell>
          <table:table-cell table:style-name="Table1.A5" office:value-type="string">
            <text:p text:style-name="Table_20_Contents">Extreme::Summit_X250e</text:p>
          </table:table-cell>
        </table:table-row>
        <table:table-row>
          <table:table-cell table:style-name="Table1.A5" office:value-type="string">
            <text:p text:style-name="P17">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ext:soft-page-break/>
        <table:table-row>
          <table:table-cell table:style-name="Table1.A5" office:value-type="string">
            <text:p text:style-name="P17"/>
          </table:table-cell>
          <table:table-cell table:style-name="Table1.A5" office:value-type="string">
            <text:p text:style-name="Table_20_Contents"/>
          </table:table-cell>
          <table:table-cell table:style-name="Table1.A5" office:value-type="string">
            <text:p text:style-name="Table_20_Contents"/>
          </table:table-cell>
        </table:table-row>
        <table:table-row>
          <table:table-cell table:style-name="Table1.A5" office:value-type="string">
            <text:p text:style-name="P17">HP</text:p>
          </table:table-cell>
          <table:table-cell table:style-name="Table1.A5" office:value-type="string">
            <text:p text:style-name="Table_20_Contents">ProCurve 2500</text:p>
          </table:table-cell>
          <table:table-cell table:style-name="Table1.A5" office:value-type="string">
            <text:p text:style-name="Table_20_Contents">HP::Procurve_2500</text:p>
          </table:table-cell>
        </table:table-row>
        <table:table-row>
          <table:table-cell table:style-name="Table1.A5" office:value-type="string">
            <text:p text:style-name="P18"/>
          </table:table-cell>
          <table:table-cell table:style-name="Table1.A5" office:value-type="string">
            <text:p text:style-name="Table_20_Contents">ProCurve 2600</text:p>
          </table:table-cell>
          <table:table-cell table:style-name="Table1.A5" office:value-type="string">
            <text:p text:style-name="Table_20_Contents">HP::Procurve_2600</text:p>
          </table:table-cell>
        </table:table-row>
        <table:table-row>
          <table:table-cell table:style-name="Table1.A5" office:value-type="string">
            <text:p text:style-name="P18"/>
          </table:table-cell>
          <table:table-cell table:style-name="Table1.A5" office:value-type="string">
            <text:p text:style-name="Table_20_Contents">ProCurve 4100</text:p>
          </table:table-cell>
          <table:table-cell table:style-name="Table1.A5" office:value-type="string">
            <text:p text:style-name="Table_20_Contents">HP::Procurve_4100</text:p>
          </table:table-cell>
        </table:table-row>
        <table:table-row>
          <table:table-cell table:style-name="Table1.A5" office:value-type="string">
            <text:p text:style-name="P18">Intel</text:p>
          </table:table-cell>
          <table:table-cell table:style-name="Table1.A5" office:value-type="string">
            <text:p text:style-name="P20">Express 460</text:p>
          </table:table-cell>
          <table:table-cell table:style-name="Table1.A5" office:value-type="string">
            <text:p text:style-name="P20">Intel::Express_460</text:p>
          </table:table-cell>
        </table:table-row>
        <table:table-row>
          <table:table-cell table:style-name="Table1.A5" office:value-type="string">
            <text:p text:style-name="P19"/>
          </table:table-cell>
          <table:table-cell table:style-name="Table1.A5" office:value-type="string">
            <text:p text:style-name="P20">Express 530</text:p>
          </table:table-cell>
          <table:table-cell table:style-name="Table1.A5" office:value-type="string">
            <text:p text:style-name="P20">Intel::Express_530</text:p>
          </table:table-cell>
        </table:table-row>
        <table:table-row>
          <table:table-cell table:style-name="Table1.A5" office:value-type="string">
            <text:p text:style-name="P17">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7">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7">SMC</text:p>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
      <text:p text:style-name="P2"/>
      <text:list xml:id="list1294317410" text:continue-numbering="true" text:style-name="Outline">
        <text:list-item>
          <text:list>
            <text:list-item>
              <text:h text:style-name="Heading_20_2" text:outline-level="2">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
      <text:list xml:id="list1260296488" text:continue-numbering="true" text:style-name="Outline">
        <text:list-item>
          <text:list>
            <text:list-item>
              <text:h text:style-name="Heading_20_2" text:outline-level="2"/>
            </text:list-item>
            <text:list-item>
              <text:h text:style-name="P58"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Code">SNMPVersion = 3</text:p>
      <text:p text:style-name="Code">SNMPUserNameRead = readUser</text:p>
      <text:p text:style-name="Code">SNMPAuthProtocolRead = MD5</text:p>
      <text:p text:style-name="Code">SNMPAuthPasswordRead = authpwdread</text:p>
      <text:p text:style-name="Code">SNMPPrivProtocolRead = DES</text:p>
      <text:p text:style-name="Code">SNMPPrivPasswordRead = privpwdread</text:p>
      <text:p text:style-name="Code">SNMPUserNameWrite = writeUser</text:p>
      <text:p text:style-name="Code">SNMPAuthProtocolWrite = MD5</text:p>
      <text:p text:style-name="Code">SNMPAuthPasswordWrite = authpwdwrite</text:p>
      <text:p text:style-name="Code">SNMPPrivProtocolWrite = DES</text:p>
      <text:p text:style-name="Code">SNMPPrivPasswordWrite = privpwdwrite</text:p>
      <text:p text:style-name="Heading_20_3"/>
      <text:p text:style-name="P34">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
      <text:p text:style-name="Heading_20_3">Switch Configuration</text:p>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701310536"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Heading_20_3">3COM</text:p>
      <text:p text:style-name="Text_20_body">PacketFence supports 3Com switches with no VoIP using 1 trap type:</text:p>
      <text:list xml:id="list728445589" text:style-name="L2">
        <text:list-header>
          <text:p text:style-name="P44">❏<text:tab/>linkUp/linkDown</text:p>
          <text:p text:style-name="P44">❏<text:tab/>Port Security (with static MACs)</text:p>
        </text:list-header>
      </text:list>
      <text:p text:style-name="Text_20_body">Don't forget to update the startup config !</text:p>
      <text:p text:style-name="Text_20_body"/>
      <text:list xml:id="list1065370897" text:continue-list="list701310536" text:style-name="Outline">
        <text:list-item>
          <text:list>
            <text:list-item>
              <text:list>
                <text:list-item>
                  <text:list>
                    <text:list-item>
                      <text:h text:style-name="Heading_20_4" text:outline-level="4">SuperStack 3 Switch 4200 and 4500, Switch 4200G in linkUp/linkDown</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P3"/>
      <text:p text:style-name="P4"/>
      <text:list xml:id="list1646947921" text:continue-numbering="true" text:style-name="Outline">
        <text:list-item>
          <text:list>
            <text:list-item>
              <text:list>
                <text:list-item>
                  <text:list>
                    <text:list-item>
                      <text:h text:style-name="Heading_20_4" text:outline-level="4">SuperStack 3 Switch 4200 and 4500, Switch 4200G 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30"/>
      <text:list xml:id="list866429145" text:continue-numbering="true" text:style-name="Outline">
        <text:list-item>
          <text:list>
            <text:list-item>
              <text:list>
                <text:list-item>
                  <text:list>
                    <text:list-item>
                      <text:h text:style-name="Heading_20_4" text:outline-level="4">NJ220</text:h>
                    </text:list-item>
                  </text:list>
                </text:list-item>
              </text:list>
            </text:list-item>
          </text:list>
        </text:list-item>
      </text:list>
      <text:p text:style-name="Text_20_body">This switch does not support port-security.</text:p>
      <text:p text:style-name="Text_20_body">To configure: use web interface to send the linkUp/linkDown traps to the PacketFence server.</text:p>
      <text:p text:style-name="Text_20_body"/>
      <text:p text:style-name="Text_20_body"/>
      <text:p text:style-name="Heading_20_3">Amer</text:p>
      <text:p text:style-name="Text_20_body">PacketFence supports Amer switches with no VoIP using 1 trap type:</text:p>
      <text:list xml:id="list1664960436" text:continue-list="list728445589" text:style-name="L2">
        <text:list-header>
          <text:p text:style-name="P44">❏<text:tab/>linkUp/linkDown</text:p>
        </text:list-header>
      </text:list>
      <text:p text:style-name="Text_20_body">Don't forget to update the startup config !</text:p>
      <text:p text:style-name="Text_20_body"/>
      <text:list xml:id="list807574523" text:continue-list="list866429145" text:style-name="Outline">
        <text:list-item>
          <text:list>
            <text:list-item>
              <text:list>
                <text:list-item>
                  <text:list>
                    <text:list-item>
                      <text:h text:style-name="Heading_20_4" text:outline-level="4"><text:soft-page-break/>L2 Switch SS2R24i</text:h>
                    </text:list-item>
                  </text:list>
                </text:list-item>
              </text:list>
            </text:list-item>
          </text:list>
        </text:list-item>
      </text:list>
      <text:list xml:id="list337806102" text:continue-list="list1664960436" text:style-name="L2">
        <text:list-header>
          <text:p text:style-name="P44">❏<text:tab/>Global config settings:</text:p>
        </text:list-header>
      </text:list>
      <text:p text:style-name="Code">create snmp host 192.168.1.60 v2c public</text:p>
      <text:p text:style-name="Code">create snmp user public ReadGroup</text:p>
      <text:p text:style-name="Code">enable snmp traps </text:p>
      <text:list xml:id="list1237324374" text:continue-numbering="true" text:style-name="L2">
        <text:list-header>
          <text:p text:style-name="P44">❏<text:tab/>On each interface:</text:p>
        </text:list-header>
      </text:list>
      <text:p text:style-name="Code">config vlan default delete xx</text:p>
      <text:p text:style-name="Code">config vlan mac-detection add untagged xx</text:p>
      <text:p text:style-name="Standard">where xx stands for the interface index</text:p>
      <text:p text:style-name="Standard"/>
      <text:p text:style-name="Heading_20_3">Cisco</text:p>
      <text:p text:style-name="Text_20_body">PacketFence supports Cisco switches with VoIP using 3 different trap types:</text:p>
      <text:list xml:id="list1156046998" text:continue-numbering="true" text:style-name="L2">
        <text:list-header>
          <text:p text:style-name="P44">❏<text:tab/>linkUp/linkDown</text:p>
          <text:p text:style-name="P44">❏<text:tab/>MAC Notification</text:p>
          <text:p text:style-name="P44">❏<text:tab/>Port Security (with static MACs)</text:p>
        </text:list-header>
      </text:list>
      <text:p text:style-name="Text_20_body"><text:span text:style-name="T10">Enable either linkUp/linkDown and MAC notification together or Port Security only (When possible, we recommend Port Security)</text:span><text:span text:style-name="T12">, see below for details.</text:span></text:p>
      <text:p text:style-name="Text_20_body">Don't forget to update the startup config !</text:p>
      <text:p text:style-name="Text_20_body"/>
      <text:list xml:id="list926788058" text:continue-list="list807574523"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text:soft-page-break/>mac-address-table notification interval 0</text:p>
      <text:p text:style-name="Code">mac-address-table notification</text:p>
      <text:p text:style-name="Code">mac-address-table aging-time 3600</text:p>
      <text:p text:style-name="P30">❏<text:tab/>On each interface with <text:span text:style-name="T10">no VoIP</text:span>:</text:p>
      <text:p text:style-name="Code">switchport mode access</text:p>
      <text:p text:style-name="Code">switchport access vlan 4</text:p>
      <text:p text:style-name="Code">snmp trap mac-notification added</text:p>
      <text:p text:style-name="List">❏<text:tab/>On each interface with <text:span text:style-name="T10">VoIP</text:span>:</text:p>
      <text:p text:style-name="Code">switchport trunk encapsulation dot1q</text:p>
      <text:p text:style-name="Code">switchport trunk native vlan 4</text:p>
      <text:p text:style-name="Code">switchport mode trunk</text:p>
      <text:p text:style-name="Code">switchport voice vlan 100</text:p>
      <text:p text:style-name="Code">snmp trap mac-notification added</text:p>
      <text:p text:style-name="Code">snmp trap mac-notification removed</text:p>
      <text:p text:style-name="Text_20_body"/>
      <text:list xml:id="list357446196" text:continue-numbering="true" text:style-name="Outline">
        <text:list-item>
          <text:list>
            <text:list-item>
              <text:list>
                <text:list-item>
                  <text:list>
                    <text:list-item>
                      <text:h text:style-name="Heading_20_4" text:outline-level="4">2950 and 35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soft-page-break/>❏<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615902594" text:continue-numbering="true" text:style-name="Outline">
        <text:list-item>
          <text:list>
            <text:list-item>
              <text:list>
                <text:list-item>
                  <text:list>
                    <text:list-item>
                      <text:h text:style-name="Heading_20_4" text:outline-level="4"/>
                    </text:list-item>
                    <text:list-item>
                      <text:h text:style-name="P40" text:outline-level="4">2960, 2970, 356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0.00xx</text:p>
      <text:p text:style-name="Standard">where xx stands for the interface index</text:p>
      <text:p text:style-name="Text_20_body"/>
      <text:p text:style-name="List">❏<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Heading_20_3"><text:soft-page-break/>D-Link</text:p>
      <text:p text:style-name="Text_20_body">PacketFence supports D-Link switches with no VoIP using 2 different trap types:</text:p>
      <text:list xml:id="list133165899" text:continue-list="list1156046998" text:style-name="L2">
        <text:list-header>
          <text:p text:style-name="P44">❏<text:tab/>linkUp/linkDown</text:p>
          <text:p text:style-name="P44">❏<text:tab/>MAC Notification</text:p>
        </text:list-header>
      </text:list>
      <text:p text:style-name="Text_20_body"><text:span text:style-name="T10">We recommend to enable linkUp/linkDown and MAC notification together</text:span><text:span text:style-name="T12">.</text:span></text:p>
      <text:p text:style-name="Text_20_body">Don't forget to update the startup config !</text:p>
      <text:p text:style-name="Text_20_body"/>
      <text:list xml:id="list2118235047" text:continue-list="list615902594" text:style-name="Outline">
        <text:list-item>
          <text:list>
            <text:list-item>
              <text:list>
                <text:list-item>
                  <text:list>
                    <text:list-item>
                      <text:h text:style-name="Heading_20_4" text:outline-level="4">DES3526</text:h>
                    </text:list-item>
                  </text:list>
                </text:list-item>
              </text:list>
            </text:list-item>
          </text:list>
        </text:list-item>
      </text:list>
      <text:p text:style-name="List">❏<text:tab/>Global config settings</text:p>
      <text:p text:style-name="Code">To be contributed...</text:p>
      <text:p text:style-name="List">❏<text:tab/>On each interface: </text:p>
      <text:p text:style-name="Code">To be contributed...</text:p>
      <text:p text:style-name="Heading_20_3"/>
      <text:p text:style-name="Heading_20_3">Dell</text:p>
      <text:list xml:id="list1869465691" text:continue-numbering="true" text:style-name="Outline">
        <text:list-item>
          <text:list>
            <text:list-item>
              <text:list>
                <text:list-item>
                  <text:list>
                    <text:list-item>
                      <text:h text:style-name="Heading_20_4" text:outline-level="4">PowerConnect 3424</text:h>
                    </text:list-item>
                  </text:list>
                </text:list-item>
              </text:list>
            </text:list-item>
          </text:list>
        </text:list-item>
      </text:list>
      <text:p text:style-name="Text_20_body">PacketFence supports this switch using 1 trap type:</text:p>
      <text:list xml:id="list1953560108" text:continue-list="list133165899" text:style-name="L2">
        <text:list-header>
          <text:p text:style-name="P44">❏<text:tab/>linkUp/linkDown</text:p>
        </text:list-header>
      </text:list>
      <text:p text:style-name="Text_20_body"/>
      <text:p text:style-name="Heading_20_3">Edge-corE</text:p>
      <text:p text:style-name="Text_20_body">PacketFence supports Edge-corE switches with no VoIP using 1 trap type:</text:p>
      <text:list xml:id="list136703254" text:continue-numbering="true" text:style-name="L2">
        <text:list-header>
          <text:p text:style-name="P44">❏<text:tab/>linkUp/linkDown</text:p>
        </text:list-header>
      </text:list>
      <text:p text:style-name="Text_20_body">Don't forget to update the startup config !</text:p>
      <text:p text:style-name="Text_20_body"/>
      <text:list xml:id="list1441018416" text:continue-list="list1869465691"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P5"><text:soft-page-break/></text:p>
      <text:p text:style-name="Heading_20_3">Enterasys</text:p>
      <text:p text:style-name="Text_20_body">PacketFence supports Enterasys switches with no VoIP using 2 different trap types:</text:p>
      <text:list xml:id="list1552877574" text:continue-list="list136703254" text:style-name="L2">
        <text:list-header>
          <text:p text:style-name="P44">❏<text:tab/>linkUp/linkDown</text:p>
          <text:p text:style-name="P44">❏<text:tab/>MAC Locking (Port Security with static MACs)</text:p>
        </text:list-header>
      </text:list>
      <text:p text:style-name="Text_20_body"><text:span text:style-name="T10">We recommend to enable MAC locking only</text:span><text:span text:style-name="T12">.</text:span></text:p>
      <text:p text:style-name="Text_20_body">Don't forget to update the startup config !</text:p>
      <text:p text:style-name="Text_20_body"/>
      <text:list xml:id="list374071308" text:continue-list="list1441018416" text:style-name="Outline">
        <text:list-item>
          <text:list>
            <text:list-item>
              <text:list>
                <text:list-item>
                  <text:list>
                    <text:list-item>
                      <text:h text:style-name="Heading_20_4" text:outline-level="4">Matrix N3</text:h>
                    </text:list-item>
                  </text:list>
                </text:list-item>
              </text:list>
            </text:list-item>
          </text:list>
        </text:list-item>
      </text:list>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9">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861285868" text:continue-numbering="true" text:style-name="Outline">
        <text:list-item>
          <text:list>
            <text:list-item>
              <text:list>
                <text:list-item>
                  <text:list>
                    <text:list-item>
                      <text:h text:style-name="Heading_20_4" text:outline-level="4"><text:soft-page-break/>SecureStack C2</text:h>
                    </text:list-item>
                  </text:list>
                </text:list-item>
              </text:list>
            </text:list-item>
          </text:list>
        </text:list-item>
      </text:list>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list xml:id="list1121249777" text:continue-numbering="true" text:style-name="Outline">
        <text:list-item>
          <text:list>
            <text:list-item>
              <text:list>
                <text:list-item>
                  <text:list>
                    <text:list-item>
                      <text:h text:style-name="Heading_20_4" text:outline-level="4">SecureStack C3</text:h>
                    </text:list-item>
                  </text:list>
                </text:list-item>
              </text:list>
            </text:list-item>
          </text:list>
        </text:list-item>
      </text:list>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P33">❏<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
      <text:list xml:id="list205446695" text:continue-numbering="true" text:style-name="Outline">
        <text:list-item>
          <text:list>
            <text:list-item>
              <text:list>
                <text:list-item>
                  <text:list>
                    <text:list-item>
                      <text:h text:style-name="Heading_20_4" text:outline-level="4">Standalone D2</text:h>
                    </text:list-item>
                  </text:list>
                </text:list-item>
              </text:list>
            </text:list-item>
          </text:list>
        </text:list-item>
      </text:list>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9">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Heading_20_3"><text:soft-page-break/>Extreme Networks</text:p>
      <text:p text:style-name="Text_20_body">PacketFence supports Extreme Networks switches with no VoIP using 1 trap type:</text:p>
      <text:list xml:id="list1465829217" text:continue-list="list1552877574" text:style-name="L2">
        <text:list-header>
          <text:p text:style-name="P44">❏<text:tab/>linkUp/linkDown</text:p>
        </text:list-header>
      </text:list>
      <text:p text:style-name="Text_20_body">The configuration provided below should work for all Extreme Networks switches but we only tested on the Summit X250e.</text:p>
      <text:p text:style-name="Text_20_body">Don't forget to update the startup config !</text:p>
      <text:p text:style-name="Text_20_body"/>
      <text:list xml:id="list1936182463" text:continue-list="list205446695" text:style-name="Outline">
        <text:list-item>
          <text:list>
            <text:list-item>
              <text:list>
                <text:list-item>
                  <text:list>
                    <text:list-item>
                      <text:h text:style-name="Heading_20_4" text:outline-level="4">Summit X250e</text:h>
                    </text:list-item>
                  </text:list>
                </text:list-item>
              </text:list>
            </text:list-item>
          </text:list>
        </text:list-item>
      </text:list>
      <text:list xml:id="list128399731" text:continue-list="list1465829217" text:style-name="L2">
        <text:list-header>
          <text:p text:style-name="P44">❏<text:tab/>Global config settings:</text:p>
        </text:list-header>
      </text:list>
      <text:p text:style-name="P28">enable snmp access</text:p>
      <text:p text:style-name="P28">configure snmp add trapreceiver 192.168.1.60 community public</text:p>
      <text:list xml:id="list1470144410" text:continue-numbering="true" text:style-name="L2">
        <text:list-header>
          <text:p text:style-name="P44">❏<text:tab/>On each interface:</text:p>
        </text:list-header>
      </text:list>
      <text:p text:style-name="Code">configure vlan "Default" <text:s/>delete ports xx</text:p>
      <text:p text:style-name="Code">configure vlan "mac-detection" add ports xx untagged </text:p>
      <text:p text:style-name="Standard">where xx stands for the interface index</text:p>
      <text:p text:style-name="Standard"/>
      <text:p text:style-name="Heading_20_3">Foundry</text:p>
      <text:list xml:id="list1447187216" text:continue-list="list1936182463" text:style-name="Outline">
        <text:list-item>
          <text:list>
            <text:list-item>
              <text:list>
                <text:list-item>
                  <text:list>
                    <text:list-item>
                      <text:h text:style-name="Heading_20_4" text:outline-level="4">FastIron 4802</text:h>
                    </text:list-item>
                  </text:list>
                </text:list-item>
              </text:list>
            </text:list-item>
          </text:list>
        </text:list-item>
      </text:list>
      <text:p text:style-name="Text_20_body">PacketFence support this switch with no VoIP using 1 trap type:</text:p>
      <text:list xml:id="list2152684118" text:continue-list="list1470144410" text:style-name="L2">
        <text:list-header>
          <text:p text:style-name="P44">❏<text:tab/>linkUp/linkDown</text:p>
        </text:list-header>
      </text:list>
      <text:p text:style-name="Text_20_body">Exact command-line configuration to be contributed...</text:p>
      <text:p text:style-name="Standard"/>
      <text:p text:style-name="Heading_20_3">HP ProCurve</text:p>
      <text:p text:style-name="Text_20_body">PacketFence supports ProCurve switches with no VoIP using 2 different trap types:</text:p>
      <text:list xml:id="list1034417298" text:continue-numbering="true" text:style-name="L2">
        <text:list-header>
          <text:p text:style-name="P44">❏<text:tab/>linkUp/linkDown</text:p>
          <text:p text:style-name="P44">❏<text:tab/>Port Security (with static MACs)</text:p>
        </text:list-header>
      </text:list>
      <text:p text:style-name="Text_20_body"><text:span text:style-name="T10">We recommend to enable Port Security only</text:span><text:span text:style-name="T12">.</text:span></text:p>
      <text:p text:style-name="Text_20_body">Don't forget to update the startup config !</text:p>
      <text:p text:style-name="P3"><text:soft-page-break/></text:p>
      <text:list xml:id="list1100852102" text:continue-list="list1447187216"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list xml:id="list979106490" text:continue-numbering="true" text:style-name="Outline">
        <text:list-item>
          <text:list>
            <text:list-item>
              <text:list>
                <text:list-item>
                  <text:list>
                    <text:list-item>
                      <text:h text:style-name="Heading_20_4" text:outline-level="4">2600</text:h>
                    </text:list-item>
                  </text:list>
                </text:list-item>
              </text:list>
            </text:list-item>
          </text:list>
        </text:list-item>
      </text:list>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Standard"/>
      <text:list xml:id="list1352521197" text:continue-numbering="true" text:style-name="Outline">
        <text:list-item>
          <text:list>
            <text:list-item>
              <text:list>
                <text:list-item>
                  <text:list>
                    <text:list-item>
                      <text:h text:style-name="Heading_20_4" text:outline-level="4"><text:soft-page-break/>4100</text:h>
                    </text:list-item>
                  </text:list>
                </text:list-item>
              </text:list>
            </text:list-item>
          </text:list>
        </text:list-item>
      </text:list>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
      <text:p text:style-name="P34">Intel</text:p>
      <text:list xml:id="list238801565" text:continue-numbering="true" text:style-name="Outline">
        <text:list-item>
          <text:list>
            <text:list-item>
              <text:list>
                <text:list-item>
                  <text:list>
                    <text:list-item>
                      <text:h text:style-name="Heading_20_4" text:outline-level="4">Express 460 and Express 530</text:h>
                    </text:list-item>
                  </text:list>
                </text:list-item>
              </text:list>
            </text:list-item>
          </text:list>
        </text:list-item>
      </text:list>
      <text:p text:style-name="Text_20_body">PacketFence support these switches with no VoIP using 1 trap type:</text:p>
      <text:list xml:id="list1567897440" text:continue-list="list1034417298" text:style-name="L2">
        <text:list-header>
          <text:p text:style-name="P44">❏<text:tab/>linkUp/linkDown</text:p>
        </text:list-header>
      </text:list>
      <text:p text:style-name="Text_20_body">Exact command-line configuration to be contributed...</text:p>
      <text:p text:style-name="Text_20_body"/>
      <text:p text:style-name="Heading_20_3">Linksys</text:p>
      <text:p text:style-name="Text_20_body">PacketFence supports Linksys switches with no VoIP using 1 trap type:</text:p>
      <text:list xml:id="list1557372471" text:continue-numbering="true" text:style-name="L2">
        <text:list-header>
          <text:p text:style-name="P44">❏<text:tab/>linkUp/linkDown</text:p>
        </text:list-header>
      </text:list>
      <text:p text:style-name="Text_20_body">Don't forget to update the startup config !</text:p>
      <text:p text:style-name="Heading_20_3"/>
      <text:list xml:id="list757877542" text:continue-list="list238801565" text:style-name="Outline">
        <text:list-item>
          <text:list>
            <text:list-item>
              <text:list>
                <text:list-item>
                  <text:list>
                    <text:list-item>
                      <text:h text:style-name="Heading_20_4" text:outline-level="4">SRW224G4</text:h>
                    </text:list-item>
                  </text:list>
                </text:list-item>
              </text:list>
            </text:list-item>
          </text:list>
        </text:list-item>
      </text:list>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tab/>On each interface</text:p>
      <text:p text:style-name="Code">switchport access vlan 4</text:p>
      <text:p text:style-name="Heading_20_3"/>
      <text:p text:style-name="Heading_20_3">Nortel</text:p>
      <text:p text:style-name="Text_20_body">PacketFence supports Nortel switches with VoIP using 1 trap type:</text:p>
      <text:list xml:id="list451785118" text:continue-list="list1557372471" text:style-name="L2">
        <text:list-header>
          <text:p text:style-name="P44">❏<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text:soft-page-break/></text:p>
      <text:list xml:id="list1327233162" text:continue-list="list757877542" text:style-name="Outline">
        <text:list-item>
          <text:list>
            <text:list-item>
              <text:list>
                <text:list-item>
                  <text:list>
                    <text:list-item>
                      <text:h text:style-name="Heading_20_4" text:outline-level="4">BayStack 470, 4550, 5520 and ES325</text:h>
                    </text:list-item>
                  </text:list>
                </text:list-item>
              </text:list>
            </text:list-item>
          </text:list>
        </text:list-item>
      </text:list>
      <text:p text:style-name="Text_20_body"/>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p>
      <text:p text:style-name="Code">mac-security snmp-lock disable</text:p>
      <text:p text:style-name="Code">mac-security intrusion-detect disable</text:p>
      <text:p text:style-name="Code">mac-security filtering enable</text:p>
      <text:p text:style-name="Code">mac-security snmp-trap enable</text:p>
      <text:p text:style-name="Code">mac-security auto-learning aging-time 60</text:p>
      <text:p text:style-name="Code">mac-security learning-ports NONE</text:p>
      <text:p text:style-name="Code">mac-security learning disable</text:p>
      <text:list xml:id="list424559426" text:continue-numbering="true" text:style-name="Outline">
        <text:list-item>
          <text:list>
            <text:list-item>
              <text:list>
                <text:list-item>
                  <text:list>
                    <text:list-item>
                      <text:h text:style-name="Heading_20_4" text:outline-level="4"/>
                    </text:list-item>
                    <text:list-item>
                      <text:h text:style-name="P40"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p text:style-name="Heading_20_3">SMC</text:p>
      <text:list xml:id="list1159044529" text:continue-numbering="true" text:style-name="Outline">
        <text:list-item>
          <text:list>
            <text:list-item>
              <text:list>
                <text:list-item>
                  <text:list>
                    <text:list-item>
                      <text:h text:style-name="Heading_20_4" text:outline-level="4">TigerStack 6224M</text:h>
                    </text:list-item>
                  </text:list>
                </text:list-item>
              </text:list>
            </text:list-item>
          </text:list>
        </text:list-item>
      </text:list>
      <text:p text:style-name="Text_20_body">PacketFence support this switch with no VoIP using 1 trap type:</text:p>
      <text:list xml:id="list1914167694" text:continue-list="list451785118" text:style-name="L2">
        <text:list-header>
          <text:p text:style-name="P44">❏<text:tab/>linkUp/linkDown</text:p>
        </text:list-header>
      </text:list>
      <text:p text:style-name="Text_20_body">Don't forget to update the startup config !</text:p>
      <text:p text:style-name="Text_20_body"/>
      <text:p text:style-name="List">❏<text:tab/>Global config settings</text:p>
      <text:p text:style-name="Code">SNMP-server host 192.168.0.5 public version 1</text:p>
      <text:list xml:id="list1640848079" text:continue-list="list1159044529" text:style-name="Outline">
        <text:list-item>
          <text:list>
            <text:list-item>
              <text:h text:style-name="P58" text:outline-level="2">Routing, DHCPd and BIND</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Text_20_body">For dhcpd, make sure that the clients DHCP requests are correctly forwarded to the PacketFence server. Then activate vlan.dhcpd in pf.conf</text:p>
      <text:p text:style-name="Code">[vlan]<text:line-break/>dhcpd = enabled</text:p>
      <text:p text:style-name="Text_20_body">For the Domain Name services, activate vlan.named in pf.conf</text:p>
      <text:p text:style-name="Code">[vlan]<text:line-break/>named = enabled</text:p>
      <text:p text:style-name="Text_20_body">and modify conf/templates/named-isolation.ca and conf/templates/named-registration.ca by entering the PacketFence Servers appropriate IP addresses.</text:p>
      <text:p text:style-name="Text_20_body">Now, edit conf/networks.conf by entering all your routed networks such as for example</text:p>
      <text:p text:style-name="P26"><text:span text:style-name="T5">[192.168.42.0]<text:line-break/>netmask=255.255.255.0<text:line-break/>gateway=192.168.42.1<text:line-break/>domain-name=registration.example.com<text:line-break/>dns=192.168.42.1<text:line-break/>dhcp_start=192.168.42.100<text:line-break/>dhcp_end=192.168.42.175<text:line-break/>dhcp_default_lease_time=300<text:line-break/>dhcp_max_lease_time=600<text:line-break/></text:span><text:span text:style-name="T5">type=registration<text:line-break/>named=enabled<text:line-break/>dhcpd=disabled</text:span></text:p>
      <text:p text:style-name="P22"/>
      <text:p text:style-name="P32">Once you have entered a first section into conf/networks.conf, the PacketFence web admin GUI will present you with an interface to this configuration file.</text:p>
      <text:p text:style-name="P22"><draw:frame draw:style-name="fr3" draw:name="graphics5" text:anchor-type="paragraph" svg:x="2.734cm" svg:y="0cm" svg:width="14.589cm" svg:height="4.336cm" draw:z-index="5"><draw:image xlink:href="Pictures/10000000000004270000013C071A2B08.png" xlink:type="simple" xlink:show="embed" xlink:actuate="onLoad"/></draw:frame></text:p>
      <text:list xml:id="list1425599707" text:continue-numbering="true" text:style-name="Outline">
        <text:list-item>
          <text:h text:style-name="Heading_20_1" text:outline-level="1">Integration with wireless networks</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2047581304" text:style-name="L3">
        <text:list-header>
          <text:p text:style-name="P45">❏<text:tab/>several SSIDs with several VLANs inside each SSID</text:p>
          <text:p text:style-name="P45">❏<text:tab/>authentication against a RADIUS server</text:p>
          <text:p text:style-name="P45">❏<text:tab/>dynamic VLAN assignment (through RADIUS attributes)</text:p>
          <text:p text:style-name="P45">❏<text:tab/>SNMP deauthentication traps</text:p>
          <text:p text:style-name="P45">❏<text:tab/>the deauthentication of an associated station</text:p>
        </text:list-header>
      </text:list>
      <text:list xml:id="list108673051" text:continue-list="list1425599707" text:style-name="Outline">
        <text:list-item>
          <text:list>
            <text:list-item>
              <text:h text:style-name="Heading_20_2" text:outline-level="2">MAC Authentication</text:h>
            </text:list-item>
          </text:list>
        </text:list-item>
      </text:list>
      <text:p text:style-name="Text_20_body">In this first example, we are going to build a setup in which MAC</text:p>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interface Dot11Radio0.2</text:p>
      <text:p text:style-name="Code"><text:s text:c="2"/>encapsulation dot1Q 2</text:p>
      <text:p text:style-name="Code"><text:soft-page-break/><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text:soft-page-break/>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ext:soft-page-break/>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list xml:id="list636315288" text:continue-numbering="true" text:style-name="Outline">
        <text:list-item>
          <text:list>
            <text:list-item>
              <text:h text:style-name="Heading_20_2" text:outline-level="2">802.1x</text:h>
            </text:list-item>
          </text:list>
        </text:list-item>
      </text:list>
      <text:p text:style-name="Text_20_body">PacketFence can be used with 802.1X both on wired and on wireless networks. In both cases, you'll have to configure FreeRADIUS.</text:p>
      <text:p text:style-name="Text_20_body"/>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oft-page-break/><text:s text:c="2"/>no bridge-group 253 source-learning</text:p>
      <text:p text:style-name="Code"><text:s text:c="2"/>bridge-group 253 spanning-disabled</text:p>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text:soft-page-break/>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text:soft-page-break/>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1759414084" text:continue-numbering="true"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P23">PacketFence policy violations are controlled using the <text:span text:style-name="Code_20__28_inline_29_">/usr/local/pf/conf/violations.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Code">vlan=isolationVlan</text:p>
      <text:p text:style-name="List"><text:span text:style-name="T7">❏<text:tab/></text:span><text:span text:style-name="Code_20__28_inline_29_">[1234]</text:span>: violation ID. Any integer except 1200000-120099 which is reserved for required administration violations.</text:p>
      <text:p text:style-name="List"><text:span text:style-name="T7">❏<text:tab/></text:span><text:span text:style-name="Code_20__28_inline_29_">desc</text:span>: single line description of violation</text:p>
      <text:p text:style-name="List"><text:span text:style-name="T7">❏<text:tab/></text:span><text:span text:style-name="Code_20__28_inline_29_">priority</text:span>: range 1-10, with 1 the higest priority and 10 the lowest. Higher priority violations will be addressed first if a host has more than one.</text:p>
      <text:p text:style-name="List"><text:span text:style-name="T7">❏<text:tab/></text:span><text:span text:style-name="Code_20__28_inline_29_">url</text:span>: HTML URL the host will be redirected to while in violation. </text:p>
      <text:p text:style-name="List"><text:span text:style-name="T7">❏<text:tab/></text:span><text:span text:style-name="T9">disable</text:span>: if disable is set to 'Y', this violation is disabled and no additional violations of this type will be added.</text:p>
      <text:p text:style-name="P15"/>
      <text:p text:style-name="P33"><text:span text:style-name="T7">❏<text:tab/></text:span><text:span text:style-name="T9">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List"><text:span text:style-name="T7">❏<text:tab/></text:span><text:span text:style-name="T9">actions</text:span>: this is the list of actions that will be executed on a violation addition. The actions can be:</text:p>
      <text:list xml:id="list2140371781" text:style-name="L4">
        <text:list-item>
          <text:p text:style-name="P55"><text:span text:style-name="T9">log</text:span>: log a message to the file specified in <text:span text:style-name="T9">[alerting].log</text:span></text:p>
        </text:list-item>
        <text:list-item>
          <text:p text:style-name="P55"><text:span text:style-name="T9">email</text:span>: email the address specified in <text:span text:style-name="T9">[alerting].emailaddr</text:span>, using <text:span text:style-name="T9">[alerting].smtpserver</text:span>. Multiple emailaddr can be sperated by comma.</text:p>
        </text:list-item>
        <text:list-item>
          <text:p text:style-name="P55"><text:span text:style-name="T9">trap</text:span>: isolate the host and place them in violation. It opens a violation and leaves it open. If trap is not there, a violation is opened and then automatically closed</text:p>
        </text:list-item>
        <text:list-item>
          <text:p text:style-name="P55"><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55"><text:span text:style-name="T9">external: e</text:span>xecute an external command, specified in <text:span text:style-name="T9">[paths].externalapi</text:span></text:p>
          <text:list>
            <text:list-header>
              <text:p text:style-name="P41"><text:span text:style-name="T7">❏<text:tab/></text:span><text:span text:style-name="T9">vlan: </text:span><text:span text:style-name="T6">Destination VLAN where PacketFence should put the client when a violation of this <text:tab/><text:tab/>type is open. The VLAN value can be:</text:span></text:p>
            </text:list-header>
          </text:list>
        </text:list-item>
        <text:list-item>
          <text:p text:style-name="P56"><text:span text:style-name="T9">isolationVlan</text:span><text:span text:style-name="T6">: Isolation VLAN as specified in </text:span><text:span text:style-name="T9">switches.conf</text:span><text:span text:style-name="T6">. This is the recommended value for most violation types.</text:span></text:p>
        </text:list-item>
        <text:list-item>
          <text:p text:style-name="P55"><text:span text:style-name="T9">registrationVlan</text:span><text:span text:style-name="T6">: Registration VLAN as specified in </text:span><text:span text:style-name="T9">switches.conf</text:span><text:span text:style-name="T6">.</text:span></text:p>
        </text:list-item>
        <text:list-item>
          <text:p text:style-name="P55"><text:span text:style-name="T9">normalVlan</text:span><text:span text:style-name="T6">: Normal VLAN as specified in </text:span><text:span text:style-name="T9">switches.conf</text:span><text:span text:style-name="T6">. Note: It is preferable not to trap than to trap and put in normal VLAN. Make sure you understand what you are doing.</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
      <text:p text:style-name="Code"><text:soft-page-break/>snort_rules=<text:span text:style-name="T11">local.rules,bleeding-attack_response.rules,bleeding-exploit.rules,bleeding-p2p.rules,bleeding-scan.rules,bleeding-virus.rules</text:span></text:p>
      <text:p text:style-name="P27">vlan=isolationVlan</text:p>
      <text:p text:style-name="List"><text:span text:style-name="T7">❏<text:tab/></text:span><text:span text:style-name="T9">max_enable</text:span>: number of times a host will be able to try and self remediate before they are locked out and have to call the help desk. This is useful for users who just 'click through' violation pages.</text:p>
      <text:p text:style-name="List"><text:span text:style-name="T7">❏<text:tab/></text:span><text:span text:style-name="T9">auto_enable</text:span>: specifies if a host can self remediate the violation (enable network button) or if they can not and must call the help desk.</text:p>
      <text:p text:style-name="List"><text:span text:style-name="T7">❏<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7">❏<text:tab/></text:span><text:span text:style-name="T9">button_text</text:span>: text displayed on the violation form to hosts.</text:p>
      <text:p text:style-name="List"><text:span text:style-name="T7">❏<text:tab/></text:span><text:span text:style-name="T9">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s.conf</text:span> is loaded at startup.</text:p>
      <text:list xml:id="list1299621326" text:continue-list="list1759414084"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208899526" text:continue-numbering="true" text:style-name="Outline">
        <text:list-item>
          <text:list>
            <text:list-item>
              <text:h text:style-name="Heading_20_2" text:outline-level="2">MySQL optimizations</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29">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Code"/>
      <text:p text:style-name="P36">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29">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29">Device: <text:s text:c="11"/>tps <text:s text:c="2"/>Blk_read/s <text:s text:c="2"/>Blk_wrtn/s <text:s text:c="2"/>Blk_read <text:s text:c="2"/>Blk_wrtn<text:line-break/>cciss/c0d0 <text:s text:c="6"/>27.94 <text:s text:c="8"/>0.00 <text:s text:c="5"/>1173.65 <text:s text:c="9"/>0 <text:s text:c="6"/>5880</text:p>
      <text:p text:style-name="Text_20_body">As you can see, the load is 1.25 and IOWait is peaking at 20% - this is not good. If you IO wait is low but your MySQL is taking +%50 CPU this is also not good. Check your MySQL install for the following variables:</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service|command<text:line-break/>httpd|stop<text:line-break/>pfmon|stop</text:p>
      <text:p text:style-name="Code"># /etc/init.d/mysql stop<text:line-break/>Stopping MySQL: <text:s text:c="43"/>[ <text:s/>OK <text:s/>]</text:p>
      <text:p text:style-name="Text_20_body"/>
      <text:p text:style-name="P31">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Start up MySQL and PacketFence</text:p>
      <text:p text:style-name="Code"># /etc/init.d/mysqld start<text:line-break/>Starting MySQL: <text:s text:c="43"/>[ <text:s/>OK <text:s/>]</text:p>
      <text:p text:style-name="Code"># /etc/init.d/packetfence start<text:line-break/>Starting PacketFence...<text:line-break/>Checking configuration sanity...<text:line-break/>service|command<text:line-break/>config files|start<text:line-break/>iptables|start<text:line-break/>httpd|start<text:line-break/>pfmon|start</text:p>
      <text:p text:style-name="Text_20_body">Wait 10 minutes for PacketFence to initial the network map and re-check iostart and CPU</text:p>
      <text:p text:style-name="Code"># uptime<text:line-break/>12:01:58 up 235 days, <text:s/>1:46, <text:s/>1 user, load average: 0.15, 0.39, 0.52</text:p>
      <text:p text:style-name="Code"># iostat 5</text:p>
      <text:p text:style-name="P29">Device: <text:s text:c="11"/>tps <text:s text:c="2"/>Blk_read/s <text:s text:c="2"/>Blk_wrtn/s <text:s text:c="2"/>Blk_read <text:s text:c="2"/>Blk_wrtn<text:line-break/>cciss/c0d0 <text:s text:c="7"/>8.00 <text:s text:c="8"/>0.00 <text:s text:c="7"/>75.20 <text:s text:c="9"/>0 <text:s text:c="7"/>376</text:p>
      <text:p text:style-name="Code"/>
      <text:p text:style-name="Code"><text:soft-page-break/>avg-cpu: <text:s/>%user <text:s text:c="2"/>%nice <text:s text:c="3"/>%sys %iowait <text:s text:c="2"/>%idle<text:line-break/> <text:s text:c="10"/>0.60 <text:s text:c="3"/>0.00 <text:s text:c="3"/>2.99 <text:s text:c="2"/>13.37 <text:s text:c="2"/>83.03</text:p>
      <text:p text:style-name="Code"><text:span text:style-name="T14">Device: <text:s text:c="11"/>tps <text:s text:c="2"/>Blk_read/s <text:s text:c="2"/>Blk_wrtn/s <text:s text:c="2"/>Blk_read <text:s text:c="2"/>Blk_wrtn<text:line-break/></text:span><text:span text:style-name="T14">cciss/c0d0 <text:s text:c="6"/>14.97 <text:s text:c="8"/>0.00 <text:s text:c="6"/>432.73 <text:s text:c="9"/>0 <text:s text:c="6"/>2168</text:span></text:p>
      <text:p text:style-name="Code">avg-cpu: <text:s/>%user <text:s text:c="2"/>%nice <text:s text:c="3"/>%sys %iowait <text:s text:c="2"/>%idle<text:line-break/> <text:s text:c="10"/>0.20 <text:s text:c="3"/>0.00 <text:s text:c="3"/>2.60 <text:s text:c="3"/>6.60 <text:s text:c="2"/>90.60</text:p>
      <text:p text:style-name="Code"><text:span text:style-name="T14">Device: <text:s text:c="11"/>tps <text:s text:c="2"/>Blk_read/s <text:s text:c="2"/>Blk_wrtn/s <text:s text:c="2"/>Blk_read <text:s text:c="2"/>Blk_wrtn<text:line-break/></text:span><text:span text:style-name="T14">cciss/c0d0 <text:s text:c="7"/>4.80 <text:s text:c="8"/>0.00 <text:s text:c="7"/>48.00 <text:s text:c="9"/>0 <text:s text:c="7"/>240</text:span></text:p>
      <text:p text:style-name="Text_20_body">Another interesting MySQL configuration instruction you might want to consider is innodb_file_per_table.</text:p>
      <text:p text:style-name="Text_20_body"/>
      <text:p text:style-name="Heading_20_3">Keeping tables small</text:p>
      <text:p text:style-name="Text_20_body">Over time, some of the tables will grow large and this will drag down performance (this is especially true on a wireless 802.1x setup).</text:p>
      <text:p text:style-name="Text_20_body">One such table is the <text:span text:style-name="T9">locationlog</text:span> table. We recommend that closed entries in this table be moved to an archive table after some time. A closed record is one where the <text:span text:style-name="T9">end_time </text:span>field is set to a date (strickly speaking it is when <text:span text:style-name="T9">end_time</text:span> is not null and not equals to 0).</text:p>
      <text:p text:style-name="Text_20_body">Here are the steps to automatically archive closed records older than two months from <text:span text:style-name="T9">locationlog</text:span>:</text:p>
      <text:list xml:id="list1515501365" text:continue-list="list1914167694" text:style-name="L2">
        <text:list-header>
          <text:p text:style-name="P48">❏<text:tab/>Create a <text:span text:style-name="T9">locationlog_history</text:span> table based on <text:span text:style-name="T9">locationlog</text:span> (but maybe get rid of indexes?)</text:p>
          <text:p text:style-name="P48">❏<text:tab/>In a script executed by <text:span text:style-name="T9">cron</text:span> daily, execute the two following SQL statements:</text:p>
        </text:list-header>
      </text:list>
      <text:p text:style-name="Code">INSERT INTO locationlog_history SELECT * FROM locationlog WHERE ((end_time IS NOT NULL OR end_time &lt;&gt; 0) AND end_time &lt; DATE_SUB(CURDATE(), INTERVAL 2 MONTH));</text:p>
      <text:p text:style-name="Code">DELETE FROM locationlog WHERE ((end_time IS NOT NULL OR end_time &lt;&gt; 0) AND end_time &lt; DATE_SUB(CURDATE(), INTERVAL 2 MONTH));</text:p>
      <text:p text:style-name="P25">For reference you can check the <text:span text:style-name="T9">database-backup-and-maintenance.sh</text:span> script in <text:span text:style-name="T9">addons/</text:span> that performs this cleanup in addition to optimize tables on Sunday and daily backups.</text:p>
      <text:p text:style-name="Text_20_body"/>
      <text:p text:style-name="P3"/>
      <text:list xml:id="list1404835216" text:continue-list="list208899526"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1159707275" text:continue-numbering="true" text:style-name="Outline">
        <text:list-item>
          <text:list>
            <text:list-item>
              <text:h text:style-name="Heading_20_2" text:outline-level="2">Database</text:h>
            </text:list-item>
          </text:list>
        </text:list-item>
      </text:list>
      <text:list xml:id="list447626651" text:style-name="L5">
        <text:list-item>
          <text:list>
            <text:list-item>
              <text:p text:style-name="P51">A local MySQL database server on each PacketFence box and replication of the database partition using drbd</text:p>
              <text:list>
                <text:list-item>
                  <text:p text:style-name="P53">You have to make sure that only one database server is running at each time (don't double-mount the partition)</text:p>
                </text:list-item>
                <text:list-item>
                  <text:p text:style-name="P53">You have to authorize the necessary ports for DRBD using conf/iptables.pre if you are using PacketFence 1.7.x</text:p>
                </text:list-item>
              </text:list>
            </text:list-item>
            <text:list-item>
              <text:p text:style-name="P51">A remote MySQL database server with its own high availability setup</text:p>
            </text:list-item>
          </text:list>
        </text:list-item>
      </text:list>
      <text:list xml:id="list168037834" text:continue-list="list1159707275"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text:span text:style-name="T9">&lt;your PacketFence hostname.your organisation.your TLD&gt;</text:span>. It should also be used as the SNMP trap server address in your switch's configurations.</text:p>
      <text:list xml:id="list1947810961"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147553740"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
      <text:p text:style-name="P34">How to add a new person ?</text:p>
      <text:p text:style-name="Text_20_body">Go in the Web Admin GUI to Person -&gt; Add </text:p>
      <text:p text:style-name="Text_20_body">Fill the 2 following fields:</text:p>
      <text:list xml:id="list343582197" text:style-name="L6">
        <text:list-item>
          <text:list>
            <text:list-header>
              <text:p text:style-name="P46">❏<text:tab/>Identifier</text:p>
              <text:p text:style-name="P46">❏<text:tab/>Notes</text:p>
            </text:list-header>
          </text:list>
        </text:list-item>
      </text:list>
      <text:p text:style-name="Text_20_body">Click on the Add button to save it</text:p>
      <text:list xml:id="list1269026623" text:continue-list="list147553740"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867616124" text:style-name="L7">
        <text:list-header>
          <text:p text:style-name="P47">❏<text:tab/>ip: switch IP address </text:p>
          <text:p text:style-name="P47">❏<text:tab/>mode </text:p>
          <text:list>
            <text:list-item>
              <text:p text:style-name="P52">testing: pfsetvlan writes in the log files what it would normally do, but it doesn't react on the traps, it does not change any VLAN.</text:p>
            </text:list-item>
            <text:list-item>
              <text:p text:style-name="P52">registration: pfsetvlan automatically register all MAC addresses seen on the switch ports. As in testing mode, no VLAN changes are done.</text:p>
            </text:list-item>
            <text:list-item>
              <text:p text:style-name="P52">production: this is the regular working mode; pfsetvlan sends the SNMP writes to change the VLAN on the switch ports.</text:p>
              <text:p text:style-name="P50"><text:span text:style-name="T10">CAUTION</text:span>: <text:span text:style-name="T13">If [trapping.testing] (see pf.conf) is enabled, PacketFence will consider that all the switches are in test whatever the working mode is !</text:span></text:p>
            </text:list-item>
          </text:list>
          <text:p text:style-name="P47">❏<text:tab/>uplink: list of ports that are NOT managed by PacketFence. All uplink ports must be defined here! </text:p>
          <text:list text:continue-numbering="true">
            <text:list-item>
              <text:p text:style-name="P52">Dynamic (default): PF queries the switch using CDP (Cisco only !!) to get the uplinks</text:p>
            </text:list-item>
            <text:list-item>
              <text:p text:style-name="P52">1,2,10001,10002,... : uplink list <text:s/>if a hub is plugged in a port, this port must be declared as uplink !!! </text:p>
            </text:list-item>
          </text:list>
          <text:p text:style-name="P47"/>
          <text:p text:style-name="P49">❏<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52">Cisco::Catalyst_2960</text:p>
            </text:list-item>
            <text:list-item>
              <text:p text:style-name="P52">Extreme::Summit_X250e</text:p>
            </text:list-item>
          </text:list>
        </text:list-header>
      </text:list>
      <text:p text:style-name="Heading_20_3">I want to manage only some ports on a switch but not all the ports. How can I do that ?</text:p>
      <text:p text:style-name="P25">You need to use the uplink parameter. All the ports declared as uplinks will be ignored and not managed by PacketFence. This parameter is defined in the <text:span text:style-name="T9">[default]</text:span> section of <text:span text:style-name="T9">/usr/local/pf/conf/switches.conf</text:span>.  You can define a different uplink list for each switch. <text:span text:style-name="T10">You have to use the ifIndex of a port (not its port number) !</text:span></text:p>
      <text:list xml:id="list1399801485" text:continue-list="list1269026623" text:style-name="Outline">
        <text:list-item>
          <text:h text:style-name="Heading_20_1" text:outline-level="1">Additional Software</text:h>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P2"/>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text:p>
      <text:p text:style-name="List">❏<text:tab/>violations.conf<text:line-break/>You need to create a new violation section and have to specify </text:p>
      <text:p text:style-name="Code">trigger=Scan::&lt;violationId&gt;</text:p>
      <text:p text:style-name="Text_20_body">Where <text:span text:style-name="T9">violationId</text:span> is the Id of the Nessus plugin to check for. Once you have finished the configuration, you need to reload the violation related database contents using:</text:p>
      <text:p text:style-name="Code">pfcmd reload violations</text:p>
      <text:p text:style-name="Text_20_body">NOTE: Violations will trigger only if the Nessus plugin is a high severity vulnerability</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9">/usr/local/pf/conf/nessus/</text:span> directory and specify its filename using the <text:span text:style-name="T9">scan.nessusclient_file</text:span> configuration setting. You'll also have to specify your policy name using the <text:span text:style-name="T9">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9">scan.registration</text:span> parameter in <text:span text:style-name="T9">pf.conf</text:span>.</text:p>
      <text:p text:style-name="Text_20_body">It is also recommended to adjust <text:span text:style-name="T9">scan.duration</text:span> to reflect how long the scan takes. A progress bar of this duration will be shown to the user while he is waiting.</text:p>
      <text:list xml:id="list309652591"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507667337" text:continue-numbering="true" text:style-name="Outline">
        <text:list-item>
          <text:list>
            <text:list-item>
              <text:h text:style-name="Heading_20_2" text:outline-level="2">Oinkmaster</text:h>
            </text:list-item>
          </text:list>
        </text:list-item>
      </text:list>
      <text:p text:style-name="P23">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2089334156" text:continue-numbering="true" text:style-name="Outline">
        <text:list-item>
          <text:h text:style-name="Heading_20_1" text:outline-level="1">Appendix A: Database Schema</text:h>
        </text:list-item>
      </text:list>
      <text:p text:style-name="Text_20_body"><draw:frame draw:style-name="fr4" draw:name="graphics3" text:anchor-type="paragraph" svg:width="14.589cm" svg:height="12.337cm" draw:z-index="3"><draw:image xlink:href="Pictures/10000201000002A20000023AD0AA6319.png" xlink:type="simple" xlink:show="embed" xlink:actuate="onLoad"/></draw:frame></text:p>
      <text:list xml:id="list1463494876"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general.dhcpservers]</text:p>
      <text:p text:style-name="Standard">type: text</text:p>
      <text:p text:style-name="Text_20_body">description: Comma-delimited list of DHCP servers.</text:p>
      <text:p text:style-name="Standard"><text:soft-page-break/></text:p>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
      <text:p text:style-name="Heading_20_3"><text:soft-page-break/>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
      <text:p text:style-name="P34">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text:soft-page-break/>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text:soft-page-break/>[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default: 1)</text:p>
      <text:p text:style-name="Standard"><text:soft-page-break/></text:p>
      <text:p text:style-name="Standard">[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 Comma-delimited entries should be of the from:<text:line-break/>a.b.c.0/24<text:line-break/>a.b.c.d.0-255<text:line-break/>a.b.c.0-a.b.c.255<text:line-break/>a.b.c.d</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oft-page-break/><text:span text:style-name="T9">window=2w</text:span> and <text:span text:style-name="T9">reminder=1d</text:span>, a user will be allowed to skip for two weeks but will be re-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 The tid is the Nessus plugin Id.</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
      <text:p text:style-name="Standard"><text:soft-page-break/>[scan.pass]</text:p>
      <text:p text:style-name="Standard">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Text_20_body"/>
      <text:p text:style-name="Text_20_body">[scan.duration]</text:p>
      <text:p text:style-name="Text_20_body">type: time</text:p>
      <text:p text:style-name="Text_20_body">description: Approximate duration of a scan. User being scanned on registration are presented a progress bar for this duration, afterwards the browser refreshes until scan is complete. (default: 60 seconds)</text:p>
      <text:p text:style-name="Text_20_body"/>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text:soft-page-break/>Scope</text:p>
      <text:p text:style-name="Standard">[scope.gateway]</text:p>
      <text:p text:style-name="Standard">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text:soft-page-break/>[services.named]</text:p>
      <text:p text:style-name="Standard">type: text</text:p>
      <text:p text:style-name="Text_20_body">description: Location of the named binary. Only necessary to change if you are not running the RPMed version.</text:p>
      <text:p text:style-name="Text_20_body"/>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P2"/>
      <text:p text:style-name="Heading_20_3"/>
      <text:p text:style-name="P34">Trapping</text:p>
      <text:p text:style-name="Standard">[trapping.blacklist]</text:p>
      <text:p text:style-name="Standard">type: text</text:p>
      <text:p text:style-name="Text_20_body">description: Comma-delimited list of MAC addresses that are not allowed to pass through the PacketFence system.</text:p>
      <text:p text:style-name="Text_20_body"/>
      <text:p text:style-name="Text_20_body">[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
      <text:p text:style-name="P35">[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
      <text:p text:style-name="P35">[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isolation. Additionally, in ARP mode no registration or trapping is performed so whitelisted hosts are always allowed to pass.</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text:soft-page-break/></text:p>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1357618922"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2164403407" text:continue-numbering="true" text:style-name="Outline">
        <text:list-item>
          <text:h text:style-name="Heading_20_1" text:outline-level="1">Commercial Support and Contact Information</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6"/>
      <text:list xml:id="list432011997"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1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9</text:chapter></text:p>
      </style:header>
      <style:footer>
        <text:p text:style-name="MP1">© 2008-2010 Inverse inc.<text:tab/><text:chapter text:display="name" text:outline-level="1">Frequently Asked Questions</text:chapter><text:tab/><text:page-number text:select-page="current">5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7-16T16:03:33</meta:creation-date>
    <dc:date>2010-01-19T16:34:53</dc:date>
    <meta:editing-cycles>726</meta:editing-cycles>
    <meta:editing-duration>PT315H49M48S</meta:editing-duration>
    <dc:creator>Olivier Bilodeau</dc:creator>
    <meta:document-statistic meta:table-count="1" meta:image-count="6" meta:object-count="0" meta:page-count="81" meta:paragraph-count="1364" meta:word-count="11355" meta:character-count="80020"/>
    <meta:user-defined meta:name="Info 1"/>
    <meta:user-defined meta:name="Info 2"/>
    <meta:user-defined meta:name="Info 3"/>
    <meta:user-defined meta:name="Info 4"/>
  </office:meta>
</office:document-meta>
</file>